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.add( String s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harSet.getInstance( String [ ] setS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et.getInstance( String set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Set.contains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Set.CharSet( String set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.CharSet( String [ ]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Se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Set.getChar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